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3.18cm" fo:min-width="2.93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.82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491cm" fo:min-width="2.389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12cm" fo:min-width="2.962cm"/>
      <style:paragraph-properties style:writing-mode="lr-tb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-color="#000000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color="#ffffff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8cm" svg:height="3.8cm" svg:x="1.1cm" svg:y="1.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cm" svg:height="3.8cm" svg:x="5.5cm" svg:y="1.1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cm" svg:height="3.8cm" svg:x="9.9cm" svg:y="0.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cm" svg:height="3.8cm" svg:x="14.2cm" svg:y="1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cm" svg:height="3.8cm" svg:x="1.1cm" svg:y="5.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cm" svg:height="3.8cm" svg:x="11cm" svg:y="5.6cm">
          <text:p/>
          <draw:enhanced-geometry svg:viewBox="0 0 21600 21600" draw:text-areas="0 ?f0 ?f5 ?f2" draw:type="right-arrow" draw:modifiers="10285.7142857143 5853.196527229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8cm" svg:height="3.8cm" svg:x="5.5cm" svg:y="5.8cm">
          <text:p/>
          <draw:enhanced-geometry svg:viewBox="0 0 21600 21600" draw:text-areas="0 ?f0 ?f5 ?f2" draw:mirror-horizontal="true" draw:type="right-arrow" draw:modifiers="10285.7142857143 5853.196527229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2" draw:layer="layout" svg:width="3.5cm" svg:height="0.4cm" svg:x="1.3cm" svg:y="10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5cm" svg:height="0.4cm" svg:x="1.3cm" svg:y="11.3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5cm" svg:height="0.4cm" svg:x="1.3cm" svg:y="12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2:58:17.273339947</meta:creation-date>
    <dc:date>2021-02-10T23:46:51.492522862</dc:date>
    <meta:editing-duration>PT34M</meta:editing-duration>
    <meta:editing-cycles>3</meta:editing-cycles>
    <meta:generator>LibreOffice/6.4.6.2$Linux_X86_64 LibreOffice_project/40$Build-2</meta:generator>
    <meta:document-statistic meta:object-count="11"/>
  </office:meta>
</office:document-meta>
</file>